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d57f" officeooo:paragraph-rsid="002cb5eb"/>
    </style:style>
    <style:style style:name="P2" style:family="paragraph" style:parent-style-name="Standard">
      <style:text-properties officeooo:rsid="004aefe7" officeooo:paragraph-rsid="004aefe7"/>
    </style:style>
    <style:style style:name="P3" style:family="paragraph" style:parent-style-name="Standard">
      <style:text-properties officeooo:rsid="004cabef" officeooo:paragraph-rsid="004cabef"/>
    </style:style>
    <style:style style:name="P4" style:family="paragraph" style:parent-style-name="Standard">
      <style:text-properties fo:language="en" fo:country="US" officeooo:rsid="004aefe7" officeooo:paragraph-rsid="004aefe7"/>
    </style:style>
    <style:style style:name="P5" style:family="paragraph" style:parent-style-name="Heading_20_1">
      <style:text-properties officeooo:rsid="004cabef" officeooo:paragraph-rsid="004cabef"/>
    </style:style>
    <style:style style:name="T1" style:family="text">
      <style:text-properties officeooo:rsid="004cab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Weiterbildung</text:h>
      <text:p text:style-name="P1"/>
      <text:p text:style-name="P3">Seit 2017 veranstaltet die Firma – zusammen mit dem Northern Institute of Technology – das Digital Survival Seminare für Führungskräfte. Aus dieser Initiative haben sich weitere Seminare entwickelt, zudem ist 2019 ein komplexes Lernportal hinzugekommen.</text:p>
      <text:p text:style-name="P2"/>
      <text:p text:style-name="P2"/>
      <text:p text:style-name="P4">Since 2017 <text:span text:style-name="T1">Ludic Philosophy</text:span> - together with the Northern Institute of Technology - has been organizing Digital Survival seminars for executives. This initiative has led to the development of more seminars and the addition of a complex learning portal in 2019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3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0:00:51.898344345</meta:creation-date>
    <dc:date>2019-04-05T17:29:20.743299863</dc:date>
    <meta:editing-duration>PT1H27M46S</meta:editing-duration>
    <meta:editing-cycles>15</meta:editing-cycles>
    <meta:generator>LibreOffice/6.0.6.2$Linux_X86_64 LibreOffice_project/00m0$Build-2</meta:generator>
    <meta:document-statistic meta:table-count="0" meta:image-count="0" meta:object-count="0" meta:page-count="1" meta:paragraph-count="3" meta:word-count="75" meta:character-count="525" meta:non-whitespace-character-count="451"/>
  </office:meta>
</office:document-meta>
</file>